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038cm" fo:min-width="7.04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68cm" svg:height="8.89cm" svg:x="5.826cm" svg:y="6.842cm">
          <text:p text:style-name="P1">Archana Ahilan</text:p>
          <text:p text:style-name="P1">17020042</text:p>
          <text:p text:style-name="P1"/>
          <text:p text:style-name="P1">Aathil Aham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36:11.919926864</meta:creation-date>
    <dc:date>2018-02-19T15:14:22.172695447</dc:date>
    <meta:editing-duration>PT2M7S</meta:editing-duration>
    <meta:editing-cycles>2</meta:editing-cycles>
    <meta:generator>LibreOffice/5.1.6.2$Linux_X86_64 LibreOffice_project/10m0$Build-2</meta:generator>
    <meta:document-statistic meta:object-count="1"/>
  </office:meta>
</office:document-meta>
</file>